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lution0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Radius(um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Radius (pixel)</text:p>
          </table:table-cell>
          <table:table-cell/>
        </table:table-row>
        <table:table-row table:style-name="ro1">
          <table:table-cell table:formula="of:=[.D2]*0.68" office:value-type="float" office:value="4.76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D3]*0.68" office:value-type="float" office:value="5.44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D4]*0.68" office:value-type="float" office:value="6.12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[.D5]*0.68" office:value-type="float" office:value="6.8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D6]*0.68" office:value-type="float" office:value="7.48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D7]*0.68" office:value-type="float" office:value="8.16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D8]*0.68" office:value-type="float" office:value="8.84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D9]*0.68" office:value-type="float" office:value="9.52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D10]*0.68" office:value-type="float" office:value="10.2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[.D11]*0.68" office:value-type="float" office:value="10.88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[.D12]*0.68" office:value-type="float" office:value="11.56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[.D13]*0.68" office:value-type="float" office:value="12.24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formula="of:=[.D14]*0.68" office:value-type="float" office:value="12.92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" calcext:value-type="float">
            <text:p>19</text:p>
          </table:table-cell>
          <table:table-cell>
            <draw:frame draw:z-index="0" draw:style-name="gr1" draw:text-style-name="P1" svg:width="13.291cm" svg:height="8.988cm" svg:x="1.876cm" svg:y="0.001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formula="of:=[.D15]*0.68" office:value-type="float" office:value="13.6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formula="of:=[.D16]*0.68" office:value-type="float" office:value="14.28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formula="of:=[.D17]*0.68" office:value-type="float" office:value="14.96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D18]*0.68" office:value-type="float" office:value="15.64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formula="of:=[.D19]*0.68" office:value-type="float" office:value="16.32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formula="of:=[.D20]*0.68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formula="of:=[.D21]*0.68" office:value-type="float" office:value="17.6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formula="of:=[.D22]*0.68" office:value-type="float" office:value="18.36" calcext:value-type="float">
            <text:p>1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formula="of:=[.D23]*0.68" office:value-type="float" office:value="19.04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formula="of:=[.D24]*0.68" office:value-type="float" office:value="19.72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formula="of:=[.D25]*0.68" office:value-type="float" office:value="20.4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formula="of:=[.D26]*0.68" office:value-type="float" office:value="21.08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formula="of:=[.D27]*0.68" office:value-type="float" office:value="21.76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formula="of:=[.D28]*0.68" office:value-type="float" office:value="22.44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formula="of:=[.D29]*0.68" office:value-type="float" office:value="23.12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D30]*0.68" office:value-type="float" office:value="23.8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formula="of:=[.D31]*0.68" office:value-type="float" office:value="24.48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formula="of:=[.D32]*0.68" office:value-type="float" office:value="25.16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formula="of:=[.D33]*0.68" office:value-type="float" office:value="25.84" calcext:value-type="float">
            <text:p>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formula="of:=[.D34]*0.68" office:value-type="float" office:value="26.52" calcext:value-type="float">
            <text:p>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table:formula="of:=[.D35]*0.68" office:value-type="float" office:value="27.2" calcext:value-type="float">
            <text:p>2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formula="of:=[.D36]*0.68" office:value-type="float" office:value="27.8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formula="of:=[.D37]*0.68" office:value-type="float" office:value="28.56" calcext:value-type="float">
            <text:p>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D38]*0.68" office:value-type="float" office:value="29.24" calcext:value-type="float">
            <text:p>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formula="of:=[.D39]*0.68" office:value-type="float" office:value="29.92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formula="of:=[.D40]*0.68" office:value-type="float" office:value="30.6" calcext:value-type="float">
            <text:p>3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formula="of:=[.D41]*0.68" office:value-type="float" office:value="31.28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formula="of:=[.D42]*0.68" office:value-type="float" office:value="31.96" calcext:value-type="float">
            <text:p>3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formula="of:=[.D43]*0.68" office:value-type="float" office:value="32.64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formula="of:=[.D44]*0.68" office:value-type="float" office:value="33.32" calcext:value-type="float">
            <text:p>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formula="of:=[.D45]*0.68"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.D46]*0.68" office:value-type="float" office:value="34.68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formula="of:=[.D47]*0.68" office:value-type="float" office:value="35.36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formula="of:=[.D48]*0.68" office:value-type="float" office:value="36.04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D49]*0.68" office:value-type="float" office:value="36.72" calcext:value-type="float">
            <text:p>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formula="of:=[.D50]*0.68" office:value-type="float" office:value="37.4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[.D51]*0.68" office:value-type="float" office:value="38.0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table:formula="of:=[.D52]*0.68" office:value-type="float" office:value="38.76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formula="of:=[.D53]*0.68" office:value-type="float" office:value="39.44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formula="of:=[.D54]*0.68" office:value-type="float" office:value="40.12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table:formula="of:=[.D55]*0.68" office:value-type="float" office:value="41.48" calcext:value-type="float">
            <text:p>4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formula="of:=[.D56]*0.68" office:value-type="float" office:value="42.84" calcext:value-type="float">
            <text:p>4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formula="of:=[.D57]*0.68" office:value-type="float" office:value="43.52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D58]*0.68" office:value-type="float" office:value="44.2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formula="of:=[.D59]*0.68" office:value-type="float" office:value="46.24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formula="of:=[.D60]*0.68" office:value-type="float" office:value="50.32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table:formula="of:=[.D61]*0.68" office:value-type="float" office:value="53.72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formula="of:=[.D62]*0.68" office:value-type="float" office:value="59.84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table:formula="of:=[.D63]*0.68" office:value-type="float" office:value="66.64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formula="of:=[.D64]*0.68" office:value-type="float" office:value="72.08" calcext:value-type="float">
            <text:p>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table:style-name="Default"/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Total</text:p>
          </table:table-cell>
          <table:table-cell/>
        </table:table-row>
      </table:table>
      <table:table table:name="solution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radius(um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Radius(pixel)</text:p>
          </table:table-cell>
          <table:table-cell table:number-columns-repeated="2"/>
        </table:table-row>
        <table:table-row table:style-name="ro1">
          <table:table-cell table:formula="of:=[.D2]*0.68" office:value-type="float" office:value="2.72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D3]*0.68" office:value-type="float" office:value="3.4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D4]*0.68" office:value-type="float" office:value="4.08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D5]*0.68" office:value-type="float" office:value="4.76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>
            <draw:frame draw:z-index="0" draw:style-name="gr1" draw:text-style-name="P1" svg:width="13.27cm" svg:height="9.009cm" svg:x="0cm" svg:y="0.001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formula="of:=[.D6]*0.68" office:value-type="float" office:value="5.44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D7]*0.68" office:value-type="float" office:value="6.12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D8]*0.68" office:value-type="float" office:value="6.8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D9]*0.68" office:value-type="float" office:value="7.48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[.D10]*0.68" office:value-type="float" office:value="8.16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D11]*0.68" office:value-type="float" office:value="8.84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[.D12]*0.68" office:value-type="float" office:value="9.52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D13]*0.68" office:value-type="float" office:value="10.2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D14]*0.68" office:value-type="float" office:value="10.88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D15]*0.68" office:value-type="float" office:value="11.56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formula="of:=[.D16]*0.68" office:value-type="float" office:value="12.24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D17]*0.68" office:value-type="float" office:value="12.92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formula="of:=[.D18]*0.68" office:value-type="float" office:value="13.6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D19]*0.68" office:value-type="float" office:value="14.28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formula="of:=[.D20]*0.68" office:value-type="float" office:value="14.96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D21]*0.68" office:value-type="float" office:value="15.64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formula="of:=[.D22]*0.68" office:value-type="float" office:value="16.32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D23]*0.68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[.D24]*0.68" office:value-type="float" office:value="17.6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D25]*0.68" office:value-type="float" office:value="18.36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formula="of:=[.D26]*0.68" office:value-type="float" office:value="19.04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D27]*0.68" office:value-type="float" office:value="19.72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formula="of:=[.D28]*0.68" office:value-type="float" office:value="20.4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D29]*0.68" office:value-type="float" office:value="21.08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D30]*0.68" office:value-type="float" office:value="21.76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D31]*0.68" office:value-type="float" office:value="22.44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formula="of:=[.D32]*0.68" office:value-type="float" office:value="23.12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D33]*0.68" office:value-type="float" office:value="23.8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D34]*0.68" office:value-type="float" office:value="24.48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D35]*0.68" office:value-type="float" office:value="25.16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formula="of:=[.D36]*0.68" office:value-type="float" office:value="25.84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D37]*0.68" office:value-type="float" office:value="26.52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float" office:value="579" calcext:value-type="float">
            <text:p>579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</table:table>
      <table:table table:name="solution2" table:style-name="ta1">
        <table:shapes>
          <draw:frame draw:z-index="0" draw:style-name="gr1" draw:text-style-name="P1" svg:width="13.482cm" svg:height="8.988cm" svg:x="15.046cm" svg:y="9.09cm">
            <draw:object draw:notify-on-update-of-ranges="solution2.A2:solution2.A50 solution2.B1:solution2.B1 solution2.B2:solution2.B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radius(um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Radius(pixel)</text:p>
          </table:table-cell>
        </table:table-row>
        <table:table-row table:style-name="ro1">
          <table:table-cell table:formula="of:=[.D2]*0.68" office:value-type="float" office:value="8.16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D3]*0.68" office:value-type="float" office:value="8.84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D4]*0.68" office:value-type="float" office:value="9.52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D5]*0.68" office:value-type="float" office:value="10.2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D6]*0.68" office:value-type="float" office:value="10.88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D7]*0.68" office:value-type="float" office:value="11.56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D8]*0.68" office:value-type="float" office:value="12.24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D9]*0.68" office:value-type="float" office:value="12.92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D10]*0.68" office:value-type="float" office:value="13.6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D11]*0.68" office:value-type="float" office:value="14.28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D12]*0.68" office:value-type="float" office:value="14.96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D13]*0.68" office:value-type="float" office:value="15.64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D14]*0.68" office:value-type="float" office:value="16.32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D15]*0.68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D16]*0.68" office:value-type="float" office:value="17.6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D17]*0.68" office:value-type="float" office:value="18.36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D18]*0.68" office:value-type="float" office:value="19.04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D19]*0.68" office:value-type="float" office:value="19.72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D20]*0.68" office:value-type="float" office:value="20.4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D21]*0.68" office:value-type="float" office:value="21.08" calcext:value-type="float">
            <text:p>2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D22]*0.68" office:value-type="float" office:value="21.76" calcext:value-type="float">
            <text:p>2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D23]*0.68" office:value-type="float" office:value="22.44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D24]*0.68" office:value-type="float" office:value="23.12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D25]*0.68" office:value-type="float" office:value="23.8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D26]*0.68" office:value-type="float" office:value="24.48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D27]*0.68" office:value-type="float" office:value="25.16" calcext:value-type="float">
            <text:p>2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D28]*0.68" office:value-type="float" office:value="25.84" calcext:value-type="float">
            <text:p>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D29]*0.68" office:value-type="float" office:value="26.52" calcext:value-type="float">
            <text:p>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D30]*0.68" office:value-type="float" office:value="27.2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D31]*0.68" office:value-type="float" office:value="27.8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D32]*0.68" office:value-type="float" office:value="28.56" calcext:value-type="float">
            <text:p>2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D33]*0.68" office:value-type="float" office:value="29.24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D34]*0.68" office:value-type="float" office:value="29.92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D35]*0.68" office:value-type="float" office:value="30.6" calcext:value-type="float">
            <text:p>3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D36]*0.68" office:value-type="float" office:value="31.28" calcext:value-type="float">
            <text:p>3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D37]*0.68" office:value-type="float" office:value="31.96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D38]*0.68" office:value-type="float" office:value="32.64" calcext:value-type="float">
            <text:p>3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D39]*0.68"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D40]*0.68" office:value-type="float" office:value="35.36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D41]*0.68" office:value-type="float" office:value="36.04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D42]*0.68" office:value-type="float" office:value="36.72" calcext:value-type="float">
            <text:p>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D43]*0.68" office:value-type="float" office:value="37.4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D44]*0.68" office:value-type="float" office:value="39.44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D45]*0.68" office:value-type="float" office:value="40.8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D46]*0.68" office:value-type="float" office:value="41.48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table:formula="of:=[.D47]*0.68" office:value-type="float" office:value="42.84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[.D48]*0.68" office:value-type="float" office:value="43.52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D49]*0.68" office:value-type="float" office:value="44.2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D50]*0.68" office:value-type="float" office:value="45.5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Default"/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Total</text:p>
          </table:table-cell>
        </table:table-row>
      </table:table>
      <table:table table:name="solution3" table:style-name="ta1">
        <table:shapes>
          <draw:frame draw:z-index="0" draw:style-name="gr1" draw:text-style-name="P1" svg:width="13.56cm" svg:height="9.001cm" svg:x="12.545cm" svg:y="8.125cm">
            <draw:object draw:notify-on-update-of-ranges="solution3.A2:solution3.A49 solution3.B1:solution3.B1 solution3.B2:solution3.B4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Radius(um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Radius(px)</text:p>
          </table:table-cell>
        </table:table-row>
        <table:table-row table:style-name="ro1">
          <table:table-cell table:formula="of:=[.D2]*0.68" office:value-type="float" office:value="4.76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D3]*0.68" office:value-type="float" office:value="6.12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D4]*0.68" office:value-type="float" office:value="6.8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D5]*0.68" office:value-type="float" office:value="8.16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D6]*0.68" office:value-type="float" office:value="8.84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D7]*0.68" office:value-type="float" office:value="9.52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D8]*0.68" office:value-type="float" office:value="10.2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D9]*0.68" office:value-type="float" office:value="10.88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D10]*0.68" office:value-type="float" office:value="11.56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D11]*0.68" office:value-type="float" office:value="12.24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D12]*0.68" office:value-type="float" office:value="12.92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D13]*0.68" office:value-type="float" office:value="13.6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D14]*0.68" office:value-type="float" office:value="14.28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D15]*0.68" office:value-type="float" office:value="14.96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D16]*0.68" office:value-type="float" office:value="15.64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D17]*0.68" office:value-type="float" office:value="16.32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D18]*0.68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D19]*0.68" office:value-type="float" office:value="17.6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D20]*0.68" office:value-type="float" office:value="18.36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D21]*0.68" office:value-type="float" office:value="19.04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D22]*0.68" office:value-type="float" office:value="19.72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D23]*0.68" office:value-type="float" office:value="20.4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D24]*0.68" office:value-type="float" office:value="21.08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D25]*0.68" office:value-type="float" office:value="21.76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D26]*0.68" office:value-type="float" office:value="22.44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D27]*0.68" office:value-type="float" office:value="23.12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D28]*0.68" office:value-type="float" office:value="23.8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D29]*0.68" office:value-type="float" office:value="24.48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D30]*0.68" office:value-type="float" office:value="25.16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D31]*0.68" office:value-type="float" office:value="25.84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D32]*0.68" office:value-type="float" office:value="26.52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D33]*0.68" office:value-type="float" office:value="27.2" calcext:value-type="float">
            <text:p>2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D34]*0.68" office:value-type="float" office:value="27.8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D35]*0.68" office:value-type="float" office:value="28.56" calcext:value-type="float">
            <text:p>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D36]*0.68" office:value-type="float" office:value="29.24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D37]*0.68" office:value-type="float" office:value="29.92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D38]*0.68" office:value-type="float" office:value="30.6" calcext:value-type="float">
            <text:p>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D39]*0.68" office:value-type="float" office:value="31.28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D40]*0.68" office:value-type="float" office:value="31.96" calcext:value-type="float">
            <text:p>3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D41]*0.68" office:value-type="float" office:value="32.64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D42]*0.68" office:value-type="float" office:value="33.32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D43]*0.68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D44]*0.68" office:value-type="float" office:value="34.68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D45]*0.68" office:value-type="float" office:value="35.36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D46]*0.68" office:value-type="float" office:value="36.04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D47]*0.68" office:value-type="float" office:value="36.72" calcext:value-type="float">
            <text:p>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D48]*0.68" office:value-type="float" office:value="38.0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D49]*0.68" office:value-type="float" office:value="39.44" calcext:value-type="float">
            <text:p>3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Default"/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Total</text:p>
          </table:table-cell>
        </table:table-row>
      </table:table>
      <table:table table:name="solution4" table:style-name="ta1">
        <table:shapes>
          <draw:frame draw:z-index="0" draw:style-name="gr1" draw:text-style-name="P1" svg:width="13.469cm" svg:height="8.992cm" svg:x="13.436cm" svg:y="2.602cm">
            <draw:object draw:notify-on-update-of-ranges="solution4.A2:solution4.A64 solution4.B1:solution4.B1 solution4.B2:solution4.B6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rayon(um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Radius</text:p>
          </table:table-cell>
        </table:table-row>
        <table:table-row table:style-name="ro1">
          <table:table-cell table:formula="of:=[.D2]*0.68" office:value-type="float" office:value="4.76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D3]*0.68" office:value-type="float" office:value="5.44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D4]*0.68" office:value-type="float" office:value="6.12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D5]*0.68" office:value-type="float" office:value="6.8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D6]*0.68" office:value-type="float" office:value="7.48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D7]*0.68" office:value-type="float" office:value="8.16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D8]*0.68" office:value-type="float" office:value="8.84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D9]*0.68" office:value-type="float" office:value="9.52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D10]*0.68" office:value-type="float" office:value="10.2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D11]*0.68" office:value-type="float" office:value="10.88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D12]*0.68" office:value-type="float" office:value="11.56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D13]*0.68" office:value-type="float" office:value="12.24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D14]*0.68" office:value-type="float" office:value="12.92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D15]*0.68" office:value-type="float" office:value="13.6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D16]*0.68" office:value-type="float" office:value="14.28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D17]*0.68" office:value-type="float" office:value="14.96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D18]*0.68" office:value-type="float" office:value="15.64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D19]*0.68" office:value-type="float" office:value="16.32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D20]*0.68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D21]*0.68" office:value-type="float" office:value="17.6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D22]*0.68" office:value-type="float" office:value="18.36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D23]*0.68" office:value-type="float" office:value="19.04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D24]*0.68" office:value-type="float" office:value="19.72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D25]*0.68" office:value-type="float" office:value="20.4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D26]*0.68" office:value-type="float" office:value="21.08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D27]*0.68" office:value-type="float" office:value="21.76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D28]*0.68" office:value-type="float" office:value="22.44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D29]*0.68" office:value-type="float" office:value="23.12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D30]*0.68" office:value-type="float" office:value="23.8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D31]*0.68" office:value-type="float" office:value="24.48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D32]*0.68" office:value-type="float" office:value="25.16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D33]*0.68" office:value-type="float" office:value="25.84" calcext:value-type="float">
            <text:p>2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D34]*0.68" office:value-type="float" office:value="26.52" calcext:value-type="float">
            <text:p>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D35]*0.68" office:value-type="float" office:value="27.2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D36]*0.68" office:value-type="float" office:value="27.8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D37]*0.68" office:value-type="float" office:value="28.56" calcext:value-type="float">
            <text:p>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D38]*0.68" office:value-type="float" office:value="29.24" calcext:value-type="float">
            <text:p>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D39]*0.68" office:value-type="float" office:value="29.92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D40]*0.68" office:value-type="float" office:value="30.6" calcext:value-type="float">
            <text:p>3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D41]*0.68" office:value-type="float" office:value="31.28" calcext:value-type="float">
            <text:p>3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D42]*0.68" office:value-type="float" office:value="31.96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D43]*0.68" office:value-type="float" office:value="32.64" calcext:value-type="float">
            <text:p>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D44]*0.68" office:value-type="float" office:value="33.32" calcext:value-type="float">
            <text:p>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D45]*0.68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D46]*0.68" office:value-type="float" office:value="34.68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D47]*0.68" office:value-type="float" office:value="35.36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D48]*0.68" office:value-type="float" office:value="36.04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D49]*0.68" office:value-type="float" office:value="36.72" calcext:value-type="float">
            <text:p>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D50]*0.68" office:value-type="float" office:value="37.4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D51]*0.68" office:value-type="float" office:value="38.0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D52]*0.68" office:value-type="float" office:value="38.76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D53]*0.68" office:value-type="float" office:value="39.44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D54]*0.68" office:value-type="float" office:value="40.12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[.D55]*0.68" office:value-type="float" office:value="41.48" calcext:value-type="float">
            <text:p>4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table:formula="of:=[.D56]*0.68" office:value-type="float" office:value="42.84" calcext:value-type="float">
            <text:p>4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[.D57]*0.68" office:value-type="float" office:value="43.52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D58]*0.68" office:value-type="float" office:value="44.2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D59]*0.68" office:value-type="float" office:value="46.24" calcext:value-type="float">
            <text:p>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[.D60]*0.68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D61]*0.68" office:value-type="float" office:value="53.72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[.D62]*0.68" office:value-type="float" office:value="59.84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[.D63]*0.68" office:value-type="float" office:value="65.9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 table:formula="of:=[.D64]*0.68" office:value-type="float" office:value="72.08" calcext:value-type="float">
            <text:p>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Default"/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Total</text:p>
          </table:table-cell>
        </table:table-row>
      </table:table>
      <table:table table:name="tendance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4.76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5.44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6.12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6.8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7.48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8.16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8.84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9.52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0.2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0.88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1.56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2.24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2.92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3.6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4.28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4.96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5.64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6.32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7.68" calcext:value-type="float">
            <text:p>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8.36" calcext:value-type="float">
            <text:p>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9.04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9.72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.4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1.08" calcext:value-type="float">
            <text:p>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1.76" calcext:value-type="float">
            <text:p>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2.44" calcext:value-type="float">
            <text:p>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3.12" calcext:value-type="float">
            <text:p>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3.8" calcext:value-type="float">
            <text:p>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4.48" calcext:value-type="float">
            <text:p>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5.16" calcext:value-type="float">
            <text:p>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5.84" calcext:value-type="float">
            <text:p>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6.52" calcext:value-type="float">
            <text:p>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7.2" calcext:value-type="float">
            <text:p>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27.88" calcext:value-type="float">
            <text:p>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8.56" calcext:value-type="float">
            <text:p>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9.24" calcext:value-type="float">
            <text:p>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9.92" calcext:value-type="float">
            <text:p>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0.6" calcext:value-type="float">
            <text:p>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31.28" calcext:value-type="float">
            <text:p>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31.96" calcext:value-type="float">
            <text:p>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32.64" calcext:value-type="float">
            <text:p>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33.32" calcext:value-type="float">
            <text:p>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34.68" calcext:value-type="float">
            <text:p>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35.36" calcext:value-type="float">
            <text:p>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36.04" calcext:value-type="float">
            <text:p>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36.72" calcext:value-type="float">
            <text:p>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37.4" calcext:value-type="float">
            <text:p>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38.08" calcext:value-type="float">
            <text:p>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38.76" calcext:value-type="float">
            <text:p>3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39.44" calcext:value-type="float">
            <text:p>3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40.12" calcext:value-type="float">
            <text:p>4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41.48" calcext:value-type="float">
            <text:p>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42.84" calcext:value-type="float">
            <text:p>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43.52" calcext:value-type="float">
            <text:p>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44.2" calcext:value-type="float">
            <text:p>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46.24" calcext:value-type="float">
            <text:p>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50.32" calcext:value-type="float">
            <text:p>5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53.72" calcext:value-type="float">
            <text:p>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59.84" calcext:value-type="float">
            <text:p>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66.64" calcext:value-type="float">
            <text:p>6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72.08" calcext:value-type="float">
            <text:p>72</text:p>
          </table:table-cell>
        </table:table-row>
      </table:table>
      <table:table table:name="7min dry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/>
    </number:number-style>
    <number:number-style style:name="N118">
      <number:number number:decimal-places="1" number:min-decimal-places="1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5" number:min-decimal-places="5" number:min-integer-digits="1" number:grouping="true"/>
    </number:number-style>
    <number:number-style style:name="N122">
      <number:number number:decimal-places="10" number:min-decimal-places="10" number:min-integer-digits="1" number:grouping="true"/>
    </number:number-style>
    <number:number-style style:name="N123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9">00/00/0000</text:date>, <text:time style:data-style-name="N2" text:time-value="13:37:57.651185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8T20:36:09.315472400</meta:creation-date>
    <dc:date>2025-11-09T14:39:43.547017600</dc:date>
    <meta:editing-duration>PT7M34S</meta:editing-duration>
    <meta:editing-cycles>2</meta:editing-cycles>
    <meta:generator>LibreOffice/25.8.2.2$Windows_X86_64 LibreOffice_project/d401f2107ccab8f924a8e2df40f573aab7605b6f</meta:generator>
    <meta:document-statistic meta:table-count="7" meta:cell-count="928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maximum="2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4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0" style:family="chart" style:data-style-name="N4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3.292cm" svg:height="8.989cm" xlink:href="." xlink:type="simple" chart:class="chart:scatter" chart:style-name="ch1">
        <chart:plot-area chart:style-name="ch2" svg:x="1.266cm" svg:y="0.179cm" svg:width="11.761cm" svg:height="7.66cm">
          <chart:coordinate-region svg:x="1.917cm" svg:y="0.381cm" svg:width="10.908cm" svg:height="6.805cm"/>
          <chart:axis chart:dimension="x" chart:name="primary-x" chart:style-name="ch3" chartooo:axis-type="auto">
            <chart:title svg:x="6.365cm" svg:y="8.018cm" chart:style-name="ch4">
              <text:p><text:span text:style-name="T1">rayon(um)</text:span></text:p>
            </chart:title>
            <chart:categories table:cell-range-address="local-table.$A$2:.$A$64"/>
          </chart:axis>
          <chart:axis chart:dimension="y" chart:name="primary-y" chart:style-name="ch5">
            <chart:title svg:x="0.451cm" svg:y="5.425cm" chart:style-name="ch6">
              <text:p><text:span text:style-name="T1">Nombre de cellules</text:span></text:p>
            </chart:title>
            <chart:grid chart:style-name="ch7" chart:class="major"/>
          </chart:axis>
          <chart:series chart:style-name="ch8" chart:values-cell-range-address="local-table.$C$2:.$C$64" chart:label-cell-address="local-table.$C$1" chart:class="chart:scatter">
            <chart:domain table:cell-range-address="local-table.$B$2:.$B$64"/>
            <chart:regression-curve chart:style-name="ch9">
              <chart:equation chart:display-equation="true" chart:display-r-square="true" svg:x="6.315cm" svg:y="0.638cm" chart:style-name="ch10"/>
            </chart:regression-curve>
            <chart:data-point chart:repeated="6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76">
                <text:p>4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44">
                <text:p>5.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12">
                <text:p>6.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8">
                <text:p>6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48">
                <text:p>7.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16">
                <text:p>8.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84">
                <text:p>8.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52">
                <text:p>9.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2">
                <text:p>10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88">
                <text:p>10.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56">
                <text:p>11.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24">
                <text:p>12.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92">
                <text:p>12.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6">
                <text:p>13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28">
                <text:p>14.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96">
                <text:p>14.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64">
                <text:p>15.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32">
                <text:p>16.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68">
                <text:p>17.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36">
                <text:p>18.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04">
                <text:p>19.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72">
                <text:p>19.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.4">
                <text:p>20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08">
                <text:p>21.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.76">
                <text:p>21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44">
                <text:p>22.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.12">
                <text:p>23.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.8">
                <text:p>23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.48">
                <text:p>24.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.16">
                <text:p>25.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.84">
                <text:p>25.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.52">
                <text:p>26.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.2">
                <text:p>27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88">
                <text:p>27.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.56">
                <text:p>28.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.24">
                <text:p>2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.92">
                <text:p>29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.6">
                <text:p>30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.28">
                <text:p>31.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.96">
                <text:p>31.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.64">
                <text:p>32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.32">
                <text:p>33.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.68">
                <text:p>34.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.36">
                <text:p>35.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.04">
                <text:p>36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.72">
                <text:p>36.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.4">
                <text:p>37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.08">
                <text:p>38.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.76">
                <text:p>38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.44">
                <text:p>39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.12">
                <text:p>40.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.48">
                <text:p>41.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.84">
                <text:p>42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.52">
                <text:p>43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.2">
                <text:p>44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.24">
                <text:p>46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.32">
                <text:p>50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.72">
                <text:p>53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.84">
                <text:p>59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.64">
                <text:p>66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.08">
                <text:p>72.0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8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0" style:family="chart" style:data-style-name="N2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3.271cm" svg:height="9.01cm" xlink:href="." xlink:type="simple" chart:class="chart:scatter" chart:style-name="ch1">
        <chart:plot-area chart:style-name="ch2" svg:x="1.266cm" svg:y="0.18cm" svg:width="11.74cm" svg:height="7.679cm">
          <chart:coordinate-region svg:x="1.917cm" svg:y="0.382cm" svg:width="10.887cm" svg:height="6.824cm"/>
          <chart:axis chart:dimension="x" chart:name="primary-x" chart:style-name="ch3" chartooo:axis-type="auto">
            <chart:title svg:x="6.294cm" svg:y="8.039cm" chart:style-name="ch4">
              <text:p><text:span text:style-name="T1">Rayon(um)</text:span></text:p>
            </chart:title>
            <chart:categories table:cell-range-address="local-table.$A$2:.$A$37"/>
          </chart:axis>
          <chart:axis chart:dimension="y" chart:name="primary-y" chart:style-name="ch5">
            <chart:title svg:x="0.451cm" svg:y="5.426cm" chart:style-name="ch6">
              <text:p><text:span text:style-name="T2">Nombre de gouttes</text:span></text:p>
            </chart:title>
            <chart:grid chart:style-name="ch7" chart:class="major"/>
          </chart:axis>
          <chart:series chart:style-name="ch8" chart:values-cell-range-address="local-table.$C$2:.$C$37" chart:label-cell-address="local-table.$C$1" chart:class="chart:scatter">
            <chart:domain table:cell-range-address="local-table.$B$2:.$B$37"/>
            <chart:regression-curve chart:style-name="ch9">
              <chart:equation chart:display-equation="true" chart:display-r-square="true" svg:x="7.34cm" svg:y="0.247cm" chart:style-name="ch10"/>
            </chart:regression-curve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  <table:table-cell office:value-type="string">
                <text:p>Cou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2">
                <text:p>2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">
                <text:p>3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8">
                <text:p>4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76">
                <text:p>4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44">
                <text:p>5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12">
                <text:p>6.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8">
                <text:p>6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48">
                <text:p>7.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6">
                <text:p>8.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84">
                <text:p>8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2">
                <text:p>9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2">
                <text:p>10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88">
                <text:p>10.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56">
                <text:p>11.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24">
                <text:p>12.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92">
                <text:p>12.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6">
                <text:p>13.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28">
                <text:p>14.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96">
                <text:p>14.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64">
                <text:p>15.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32">
                <text:p>16.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68">
                <text:p>17.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36">
                <text:p>18.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04">
                <text:p>19.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72">
                <text:p>19.7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.4">
                <text:p>20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.08">
                <text:p>21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76">
                <text:p>21.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44">
                <text:p>22.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.12">
                <text:p>23.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8">
                <text:p>23.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.48">
                <text:p>24.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.16">
                <text:p>25.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.84">
                <text:p>25.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.52">
                <text:p>26.52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8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moving-type="prior" chart:regression-name="" chart:regression-max-degree="4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0" style:family="chart" style:data-style-name="N4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3.483cm" svg:height="8.989cm" xlink:href=".." xlink:type="simple" chart:class="chart:scatter" chart:style-name="ch1">
        <chart:plot-area chart:style-name="ch2" svg:x="1.27cm" svg:y="0.179cm" svg:width="11.944cm" svg:height="7.66cm">
          <chart:coordinate-region svg:x="1.921cm" svg:y="0.381cm" svg:width="11.091cm" svg:height="6.805cm"/>
          <chart:axis chart:dimension="x" chart:name="primary-x" chart:style-name="ch3">
            <chart:title svg:x="6.4cm" svg:y="8.018cm" chart:style-name="ch4">
              <text:p><text:span text:style-name="T1">Rayon(um)</text:span></text:p>
            </chart:title>
          </chart:axis>
          <chart:axis chart:dimension="y" chart:name="primary-y" chart:style-name="ch5">
            <chart:title svg:x="0.451cm" svg:y="5.416cm" chart:style-name="ch6">
              <text:p><text:span text:style-name="T2">Nombre de gouttes</text:span></text:p>
            </chart:title>
            <chart:grid chart:style-name="ch7" chart:class="major"/>
          </chart:axis>
          <chart:series chart:style-name="ch8" chart:values-cell-range-address="solution2.B2:solution2.B50" chart:label-cell-address="solution2.B1:solution2.B1" chart:class="chart:scatter">
            <chart:domain table:cell-range-address="solution2.A2:solution2.A50"/>
            <chart:regression-curve chart:style-name="ch9">
              <chart:equation chart:display-equation="true" chart:display-r-square="true" svg:x="4.884cm" svg:y="0cm" chart:style-name="ch10"/>
            </chart:regression-curve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unt</text:p>
                <draw:g>
                  <svg:desc>solution2.B1:solution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16">
                <text:p>8.16</text:p>
                <draw:g>
                  <svg:desc>solution2.A2:solution2.A50</svg:desc>
                </draw:g>
              </table:table-cell>
              <table:table-cell office:value-type="float" office:value="2">
                <text:p>2</text:p>
                <draw:g>
                  <svg:desc>solution2.B2:solution2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84">
                <text:p>8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52">
                <text:p>9.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2">
                <text:p>10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88">
                <text:p>10.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56">
                <text:p>11.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24">
                <text:p>12.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92">
                <text:p>12.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6">
                <text:p>13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28">
                <text:p>14.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96">
                <text:p>14.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64">
                <text:p>15.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32">
                <text:p>16.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68">
                <text:p>17.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36">
                <text:p>18.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04">
                <text:p>19.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72">
                <text:p>19.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4">
                <text:p>20.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08">
                <text:p>21.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76">
                <text:p>21.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44">
                <text:p>22.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12">
                <text:p>23.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8">
                <text:p>23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48">
                <text:p>24.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16">
                <text:p>25.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84">
                <text:p>25.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.52">
                <text:p>26.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.2">
                <text:p>2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88">
                <text:p>27.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56">
                <text:p>28.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24">
                <text:p>29.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.92">
                <text:p>29.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.6">
                <text:p>30.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.28">
                <text:p>31.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.96">
                <text:p>31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.64">
                <text:p>32.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.36">
                <text:p>35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.04">
                <text:p>36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.72">
                <text:p>36.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.4">
                <text:p>37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.44">
                <text:p>39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.8">
                <text:p>4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.48">
                <text:p>41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.84">
                <text:p>42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.52">
                <text:p>43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.2">
                <text:p>44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.56">
                <text:p>45.5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7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maximum="8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moving-type="prior" chart:regression-name="" chart:regression-max-degree="3" chart:regression-force-intercept="false" chart:regression-intercept-value="0" chart:regression-period="3" loext:regression-extrapolate-forward="0" loext:regression-extrapolate-backward="0" chart:regression-type="polynomial"/>
      <style:graphic-properties svg:stroke-color="#004586"/>
    </style:style>
    <style:style style:name="ch10" style:family="chart" style:data-style-name="N117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3.561cm" svg:height="9.002cm" xlink:href=".." xlink:type="simple" chart:class="chart:scatter" chart:style-name="ch1">
        <chart:plot-area chart:style-name="ch2" svg:x="1.272cm" svg:y="0.18cm" svg:width="12.018cm" svg:height="7.671cm">
          <chart:coordinate-region svg:x="1.923cm" svg:y="0.382cm" svg:width="11.165cm" svg:height="6.816cm"/>
          <chart:axis chart:dimension="x" chart:name="primary-x" chart:style-name="ch3">
            <chart:title svg:x="6.439cm" svg:y="8.031cm" chart:style-name="ch4">
              <text:p><text:span text:style-name="T1">Rayon(um)</text:span></text:p>
            </chart:title>
          </chart:axis>
          <chart:axis chart:dimension="y" chart:name="primary-y" chart:style-name="ch5">
            <chart:title svg:x="0.451cm" svg:y="5.431cm" chart:style-name="ch6">
              <text:p><text:span text:style-name="T2">Nombre de cellules</text:span></text:p>
            </chart:title>
            <chart:grid chart:style-name="ch7" chart:class="major"/>
          </chart:axis>
          <chart:series chart:style-name="ch8" chart:values-cell-range-address="solution3.B2:solution3.B49" chart:label-cell-address="solution3.B1:solution3.B1" chart:class="chart:scatter">
            <chart:domain table:cell-range-address="solution3.A2:solution3.A49"/>
            <chart:regression-curve chart:style-name="ch9">
              <chart:equation chart:display-equation="true" chart:display-r-square="true" svg:x="7.838cm" svg:y="0.42cm" chart:style-name="ch10"/>
            </chart:regression-curve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unt</text:p>
                <draw:g>
                  <svg:desc>solution3.B1:solution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76">
                <text:p>4.76</text:p>
                <draw:g>
                  <svg:desc>solution3.A2:solution3.A49</svg:desc>
                </draw:g>
              </table:table-cell>
              <table:table-cell office:value-type="float" office:value="1">
                <text:p>1</text:p>
                <draw:g>
                  <svg:desc>solution3.B2:solution3.B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12">
                <text:p>6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8">
                <text:p>6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16">
                <text:p>8.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84">
                <text:p>8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52">
                <text:p>9.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2">
                <text:p>10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88">
                <text:p>10.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56">
                <text:p>11.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4">
                <text:p>12.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92">
                <text:p>12.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6">
                <text:p>13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28">
                <text:p>14.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96">
                <text:p>14.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64">
                <text:p>15.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32">
                <text:p>16.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68">
                <text:p>17.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36">
                <text:p>18.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04">
                <text:p>19.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72">
                <text:p>19.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4">
                <text:p>20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08">
                <text:p>21.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76">
                <text:p>21.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.44">
                <text:p>22.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.12">
                <text:p>23.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.8">
                <text:p>23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.48">
                <text:p>24.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.16">
                <text:p>25.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.84">
                <text:p>25.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.52">
                <text:p>26.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2">
                <text:p>27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.88">
                <text:p>27.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.56">
                <text:p>28.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.24">
                <text:p>29.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.92">
                <text:p>29.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.6">
                <text:p>30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.28">
                <text:p>31.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.96">
                <text:p>31.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.64">
                <text:p>32.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.32">
                <text:p>33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.68">
                <text:p>34.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.36">
                <text:p>35.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.04">
                <text:p>36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.72">
                <text:p>36.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.08">
                <text:p>38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.44">
                <text:p>39.4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4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0" style:family="chart" style:data-style-name="N2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3.47cm" svg:height="8.993cm" xlink:href=".." xlink:type="simple" chart:class="chart:scatter" chart:style-name="ch1">
        <chart:plot-area chart:style-name="ch2" svg:x="1.27cm" svg:y="0.179cm" svg:width="11.931cm" svg:height="7.664cm">
          <chart:coordinate-region svg:x="1.921cm" svg:y="0.381cm" svg:width="11.078cm" svg:height="6.809cm"/>
          <chart:axis chart:dimension="x" chart:name="primary-x" chart:style-name="ch3">
            <chart:title svg:x="6.499cm" svg:y="8.022cm" chart:style-name="ch4">
              <text:p><text:span text:style-name="T1">rayon(um)</text:span></text:p>
            </chart:title>
          </chart:axis>
          <chart:axis chart:dimension="y" chart:name="primary-y" chart:style-name="ch5">
            <chart:title svg:x="0.451cm" svg:y="5.418cm" chart:style-name="ch6">
              <text:p><text:span text:style-name="T2">Nombre de gouttes</text:span></text:p>
            </chart:title>
            <chart:grid chart:style-name="ch7" chart:class="major"/>
          </chart:axis>
          <chart:series chart:style-name="ch8" chart:values-cell-range-address="solution4.B2:solution4.B64" chart:label-cell-address="solution4.B1:solution4.B1" chart:class="chart:scatter">
            <chart:domain table:cell-range-address="solution4.A2:solution4.A64"/>
            <chart:regression-curve chart:style-name="ch9">
              <chart:equation chart:display-equation="true" chart:display-r-square="true" svg:x="4.619cm" svg:y="0.804cm" chart:style-name="ch10"/>
            </chart:regression-curve>
            <chart:data-point chart:repeated="6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unt</text:p>
                <draw:g>
                  <svg:desc>solution4.B1:solution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76">
                <text:p>4.76</text:p>
                <draw:g>
                  <svg:desc>solution4.A2:solution4.A64</svg:desc>
                </draw:g>
              </table:table-cell>
              <table:table-cell office:value-type="float" office:value="1">
                <text:p>1</text:p>
                <draw:g>
                  <svg:desc>solution4.B2:solution4.B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44">
                <text:p>5.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12">
                <text:p>6.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8">
                <text:p>6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48">
                <text:p>7.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16">
                <text:p>8.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84">
                <text:p>8.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52">
                <text:p>9.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2">
                <text:p>10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88">
                <text:p>10.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56">
                <text:p>11.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24">
                <text:p>12.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92">
                <text:p>12.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6">
                <text:p>13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28">
                <text:p>14.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96">
                <text:p>14.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64">
                <text:p>15.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32">
                <text:p>16.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68">
                <text:p>17.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36">
                <text:p>18.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04">
                <text:p>19.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72">
                <text:p>19.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.4">
                <text:p>20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08">
                <text:p>21.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.76">
                <text:p>21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44">
                <text:p>22.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.12">
                <text:p>23.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.8">
                <text:p>23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.48">
                <text:p>24.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.16">
                <text:p>25.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.84">
                <text:p>25.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.52">
                <text:p>26.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.2">
                <text:p>27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88">
                <text:p>27.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.56">
                <text:p>28.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.24">
                <text:p>2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.92">
                <text:p>29.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.6">
                <text:p>30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.28">
                <text:p>31.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.96">
                <text:p>31.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.64">
                <text:p>32.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.32">
                <text:p>33.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.68">
                <text:p>34.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.36">
                <text:p>35.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.04">
                <text:p>36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.72">
                <text:p>36.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.4">
                <text:p>37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.08">
                <text:p>38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.76">
                <text:p>38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.44">
                <text:p>39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.12">
                <text:p>40.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.48">
                <text:p>41.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.84">
                <text:p>42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.52">
                <text:p>43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.2">
                <text:p>44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.24">
                <text:p>46.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.72">
                <text:p>53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.84">
                <text:p>59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.96">
                <text:p>65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.08">
                <text:p>72.0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